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E00000007C5E6B97912611C6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Code">
      <style:paragraph-properties fo:break-before="page"/>
      <style:text-properties fo:color="#ce181e" fo:font-weight="bold" style:font-weight-asian="bold" style:font-weight-complex="bold"/>
    </style:style>
    <style:style style:name="P9" style:family="paragraph" style:parent-style-name="Text_20_body">
      <style:text-properties fo:color="#ef413d" fo:font-weight="bold" officeooo:rsid="014b3770" officeooo:paragraph-rsid="014b3770" style:font-weight-asian="bold" style:font-weight-complex="bold"/>
    </style:style>
    <style:style style:name="P10" style:family="paragraph" style:parent-style-name="Code">
      <style:text-properties fo:color="#ce181e" fo:font-weight="bold" style:font-weight-asian="bold" style:font-weight-complex="bold"/>
    </style:style>
    <style:style style:name="P11" style:family="paragraph" style:parent-style-name="Code">
      <style:text-properties fo:color="#f58220" fo:font-weight="bold" style:font-weight-asian="bold" style:font-weight-complex="bol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4d8eef" style:font-name="Arial Black" fo:font-size="13pt" officeooo:rsid="00c4afb4" style:font-size-asian="13pt" style:font-size-complex="13pt"/>
    </style:style>
    <style:style style:name="T4" style:family="text">
      <style:text-properties fo:color="#4d8eef" style:font-name="Arial Black" fo:font-size="13pt" officeooo:rsid="013f702b" style:font-size-asian="13pt" style:font-size-complex="13pt"/>
    </style:style>
    <style:style style:name="T5" style:family="text">
      <style:text-properties fo:color="#4d8eef" style:font-name="Arial Black" fo:font-size="13pt" officeooo:rsid="014849a6" style:font-size-asian="13pt" style:font-size-complex="13pt"/>
    </style:style>
    <style:style style:name="T6" style:family="text">
      <style:text-properties officeooo:rsid="014a0de7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f5822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Migration Odoo </text:span><text:span text:style-name="T5">Plastigray</text:span><text:span text:style-name="T3"> </text:span><text:span text:style-name="T4">8</text:span><text:span text:style-name="T3"> vers 1</text:span><text:span text:style-name="T5">6</text:span></text:p>
      <text:h text:style-name="Heading_20_1" text:outline-level="1">Comparer les modules <text:span text:style-name="T6">installés</text:span></text:h>
      <text:p text:style-name="Code">odoo@bullseye:/media/sf_dev_odoo/migration-odoo$ ./migration-odoo.py compare_modules | grep "state_src=installed"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<text:span text:style-name="T7">- account_cancel <text:s text:c="16"/>state_src=installed <text:s text:c="32"/>OK</text:span>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<text:span text:style-name="T7">- auditlog <text:s text:c="22"/>state_src=installed <text:s text:c="32"/>OK</text:span> <text:s text:c="14"/></text:p>
      <text:p text:style-name="Code">- auth_crypt <text:s text:c="20"/>state_src=installed <text:s text:c="32"/>OK <text:s text:c="14"/></text:p>
      <text:p text:style-name="Code">- auth_ldap <text:s text:c="21"/>state_src=installed <text:s text:c="6"/>state_dst=uninstalled <text:s text:c="4"/>OK <text:s text:c="6"/>OK <text:s text:c="5"/></text:p>
      <text:p text:style-name="Code">- base_action_rule <text:s text:c="14"/>state_src=installed <text:s text:c="32"/>OK <text:s text:c="14"/></text:p>
      <text:p text:style-name="Code">- board <text:s text:c="25"/>state_src=installed <text:s text:c="6"/>state_dst=uninstalled <text:s text:c="4"/>OK <text:s text:c="6"/>OK <text:s text:c="5"/></text:p>
      <text:p text:style-name="Code">- calendar <text:s text:c="22"/>state_src=installed <text:s text:c="6"/>state_dst=uninstalled <text:s text:c="4"/>OK <text:s text:c="6"/>OK <text:s text:c="5"/></text:p>
      <text:p text:style-name="Code">- crm <text:s text:c="27"/>state_src=installed <text:s text:c="6"/>state_dst=uninstalled <text:s text:c="4"/>OK <text:s text:c="6"/>OK <text:s text:c="5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fetchmail <text:s text:c="21"/>state_src=installed <text:s text:c="32"/>OK <text:s text:c="14"/></text:p>
      <text:p text:style-name="Code">- knowledge <text:s text:c="21"/>state_src=installed <text:s text:c="32"/>OK <text:s text:c="14"/></text:p>
      <text:p text:style-name="Code">- mass_editing <text:s text:c="18"/>state_src=installed <text:s text:c="32"/>OK <text:s text:c="14"/></text:p>
      <text:p text:style-name="Code">- mrp_byproduct <text:s text:c="17"/>state_src=installed <text:s text:c="32"/>OK <text:s text:c="14"/></text:p>
      <text:p text:style-name="Code">- mrp_operations <text:s text:c="16"/>state_src=installed <text:s text:c="32"/>OK <text:s text:c="14"/></text:p>
      <text:p text:style-name="Code">- payment_transfer <text:s text:c="14"/>state_src=installed <text:s text:c="32"/>OK <text:s text:c="14"/></text:p>
      <text:p text:style-name="Code">- procurement <text:s text:c="19"/>state_src=installed <text:s text:c="32"/>OK <text:s text:c="14"/></text:p>
      <text:p text:style-name="Code">- qweb_usertime <text:s text:c="17"/>state_src=installed <text:s text:c="32"/>OK <text:s text:c="14"/></text:p>
      <text:p text:style-name="Code">- report <text:s text:c="24"/>state_src=installed <text:s text:c="32"/>OK <text:s text:c="14"/></text:p>
      <text:p text:style-name="Code">- sale_crm <text:s text:c="22"/>state_src=installed <text:s text:c="6"/>state_dst=uninstalled <text:s text:c="4"/>OK <text:s text:c="6"/>OK <text:s text:c="5"/></text:p>
      <text:p text:style-name="Code">- share <text:s text:c="25"/>state_src=installed <text:s text:c="32"/>OK <text:s text:c="14"/></text:p>
      <text:p text:style-name="Code">- wct_keyboard_shortcuts <text:s text:c="8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color <text:s text:c="16"/>state_src=installed <text:s text:c="32"/>OK <text:s text:c="14"/></text:p>
      <text:p text:style-name="Code">- web_tree_many2one_clickable <text:s text:c="3"/>state_src=installed <text:s text:c="32"/>OK <text:s text:c="14"/></text:p>
      <text:p text:style-name="Code">- web_view_editor <text:s text:c="15"/>state_src=installed <text:s text:c="32"/>OK <text:s text:c="14"/></text:p>
      <text:p text:style-name="Code">- web_widget_color <text:s text:c="14"/>state_src=installed <text:s text:c="32"/>OK</text:p>
      <text:h text:style-name="Heading_20_1" text:outline-level="1"><text:soft-page-break/>Données dans la table source et table de destination inexistante</text:h>
      <text:p text:style-name="Code">odoo@bullseye:/media/sf_dev_odoo/migration-odoo$ ./migration-odoo.py compare_tables | grep -v "is_" | grep test3</text:p>
      <text:p text:style-name="Code">ct/nb <text:s text:c="5"/>table <text:s text:c="45"/>nb_src <text:s text:c="2"/>nb_dst <text:s text:c="2"/>src <text:s text:c="5"/>dst <text:s text:c="5"/>test1 <text:s text:c="5"/>test2 <text:s text:c="5"/></text:p>
      <text:p text:style-name="Code">6/1134 <text:s text:c="4"/>account_account_financial_report_type <text:s text:c="13"/>15 <text:s text:c="15"/>2 <text:s text:c="16"/>test1 <text:s/>test2 <text:s/>test3 <text:s text:c="7"/></text:p>
      <text:p text:style-name="Code">15/1134 <text:s text:c="3"/>account_account_type <text:s text:c="30"/>16 <text:s text:c="15"/>10 <text:s text:c="15"/>test1 <text:s/>test2 <text:s/>test3 <text:s text:c="7"/></text:p>
      <text:p text:style-name="Code">29/1134 <text:s text:c="3"/>account_analytic_journal <text:s text:c="26"/>2 <text:s text:c="16"/>10 <text:s text:c="15"/>test1 <text:s/>test2 <text:s/>test3 <text:s text:c="7"/></text:p>
      <text:p text:style-name="Code">64/1134 <text:s text:c="3"/>account_financial_report <text:s text:c="26"/>8 <text:s text:c="16"/>14 <text:s text:c="15"/>test1 <text:s/>test2 <text:s/>test3 <text:s text:c="7"/></text:p>
      <text:p text:style-name="Code">74/1134 <text:s text:c="3"/>account_fiscalyear <text:s text:c="32"/>7 <text:s text:c="16"/>12 <text:s text:c="15"/>test1 <text:s/>test2 <text:s/>test3 <text:s text:c="7"/></text:p>
      <text:p text:style-name="P11">85/1134 <text:s text:c="3"/>account_invoice <text:s text:c="35"/>34834 <text:s text:c="12"/>50 <text:s text:c="15"/>test1 <text:s/>test2 <text:s/>test3 <text:s text:c="7"/></text:p>
      <text:p text:style-name="P11">88/1134 <text:s text:c="3"/>account_invoice_line <text:s text:c="30"/>127021 <text:s text:c="11"/>30 <text:s text:c="15"/>test1 <text:s/>test2 <text:s/>test3 <text:s text:c="7"/></text:p>
      <text:p text:style-name="P11">89/1134 <text:s text:c="3"/>account_invoice_line_tax <text:s text:c="26"/>128537 <text:s text:c="11"/>2 <text:s text:c="16"/>test1 <text:s/>test2 <text:s/>test3 <text:s text:c="7"/></text:p>
      <text:p text:style-name="P11">92/1134 <text:s text:c="3"/>account_invoice_tax <text:s text:c="31"/>36529 <text:s text:c="12"/>18 <text:s text:c="15"/>test1 <text:s/>test2 <text:s/>test3 <text:s text:c="7"/></text:p>
      <text:p text:style-name="Code">100/1134 <text:s text:c="2"/>account_journal_cashbox_line <text:s text:c="22"/>255 <text:s text:c="14"/>7 <text:s text:c="16"/>test1 <text:s/>test2 <text:s/>test3 <text:s text:c="7"/></text:p>
      <text:p text:style-name="Code">103/1134 <text:s text:c="2"/>account_journal_period <text:s text:c="28"/>254 <text:s text:c="14"/>11 <text:s text:c="15"/>test1 <text:s/>test2 <text:s/>test3 <text:s text:c="7"/></text:p>
      <text:p text:style-name="Code">120/1134 <text:s text:c="2"/>account_move_reconcile <text:s text:c="28"/>9 <text:s text:c="16"/>8 <text:s text:c="16"/>test1 <text:s/>test2 <text:s/>test3 <text:s text:c="7"/></text:p>
      <text:p text:style-name="Code">139/1134 <text:s text:c="2"/>account_period <text:s text:c="36"/>91 <text:s text:c="15"/>13 <text:s text:c="15"/>test1 <text:s/>test2 <text:s/>test3 <text:s text:c="7"/></text:p>
      <text:p text:style-name="Code">172/1134 <text:s text:c="2"/>account_tax_code <text:s text:c="34"/>67 <text:s text:c="15"/>13 <text:s text:c="15"/>test1 <text:s/>test2 <text:s/>test3 <text:s text:c="7"/></text:p>
      <text:p text:style-name="Code">173/1134 <text:s text:c="2"/>account_tax_code_template <text:s text:c="25"/>90 <text:s text:c="15"/>12 <text:s text:c="15"/>test1 <text:s/>test2 <text:s/>test3 <text:s text:c="7"/></text:p>
      <text:p text:style-name="P10">202/1134 <text:s text:c="2"/>auditlog_http_request <text:s text:c="29"/>385474 <text:s text:c="11"/>10 <text:s text:c="15"/>test1 <text:s/>test2 <text:s/>test3 <text:s text:c="7"/></text:p>
      <text:p text:style-name="P10">203/1134 <text:s text:c="2"/>auditlog_http_session <text:s text:c="29"/>10588 <text:s text:c="12"/>7 <text:s text:c="16"/>test1 <text:s/>test2 <text:s/>test3 <text:s text:c="7"/></text:p>
      <text:p text:style-name="P10">204/1134 <text:s text:c="2"/>auditlog_log <text:s text:c="38"/>255241 <text:s text:c="11"/>13 <text:s text:c="15"/>test1 <text:s/>test2 <text:s/>test3 <text:s text:c="7"/></text:p>
      <text:p text:style-name="P10">205/1134 <text:s text:c="2"/>auditlog_log_line <text:s text:c="33"/>1236468 <text:s text:c="10"/>19 <text:s text:c="15"/>test1 <text:s/>test2 <text:s/>test3 <text:s text:c="7"/></text:p>
      <text:p text:style-name="P10">206/1134 <text:s text:c="2"/>auditlog_rule <text:s text:c="37"/>15 <text:s text:c="15"/>15 <text:s text:c="15"/>test1 <text:s/>test2 <text:s/>test3 <text:s text:c="7"/></text:p>
      <text:p text:style-name="Code">254/1134 <text:s text:c="2"/>calendar_alarm <text:s text:c="36"/>7 <text:s text:c="16"/>10 <text:s text:c="15"/>test1 <text:s/>test2 <text:s/>test3 <text:s text:c="7"/></text:p>
      <text:p text:style-name="Code">260/1134 <text:s text:c="2"/>calendar_event_type <text:s text:c="31"/>5 <text:s text:c="16"/>6 <text:s text:c="16"/>test1 <text:s/>test2 <text:s/>test3 <text:s text:c="7"/></text:p>
      <text:p text:style-name="Code">268/1134 <text:s text:c="2"/>crm_case_categ <text:s text:c="36"/>10 <text:s text:c="15"/>8 <text:s text:c="16"/>test1 <text:s/>test2 <text:s/>test3 <text:s text:c="7"/></text:p>
      <text:p text:style-name="Code">269/1134 <text:s text:c="2"/>crm_case_section <text:s text:c="34"/>1 <text:s text:c="16"/>24 <text:s text:c="15"/>test1 <text:s/>test2 <text:s/>test3 <text:s text:c="7"/></text:p>
      <text:p text:style-name="Code">270/1134 <text:s text:c="2"/>crm_case_stage <text:s text:c="36"/>7 <text:s text:c="16"/>13 <text:s text:c="15"/>test1 <text:s/>test2 <text:s/>test3 <text:s text:c="7"/></text:p>
      <text:p text:style-name="Code">281/1134 <text:s text:c="2"/>crm_payment_mode <text:s text:c="34"/>4 <text:s text:c="16"/>7 <text:s text:c="16"/>test1 <text:s/>test2 <text:s/>test3 <text:s text:c="7"/></text:p>
      <text:p text:style-name="Code">290/1134 <text:s text:c="2"/>crm_tracking_medium <text:s text:c="31"/>5 <text:s text:c="16"/>7 <text:s text:c="16"/>test1 <text:s/>test2 <text:s/>test3 <text:s text:c="7"/></text:p>
      <text:p text:style-name="Code">291/1134 <text:s text:c="2"/>crm_tracking_source <text:s text:c="31"/>3 <text:s text:c="16"/>6 <text:s text:c="16"/>test1 <text:s/>test2 <text:s/>test3 <text:s text:c="7"/></text:p>
      <text:p text:style-name="Code">299/1134 <text:s text:c="2"/>document_directory <text:s text:c="32"/>9 <text:s text:c="16"/>17 <text:s text:c="15"/>test1 <text:s/>test2 <text:s/>test3 <text:s text:c="7"/></text:p>
      <text:p text:style-name="Code">300/1134 <text:s text:c="2"/>document_directory_content <text:s text:c="24"/>2 <text:s text:c="16"/>13 <text:s text:c="15"/>test1 <text:s/>test2 <text:s/>test3 <text:s text:c="7"/></text:p>
      <text:p text:style-name="Code">301/1134 <text:s text:c="2"/>document_directory_content_type <text:s text:c="19"/>1 <text:s text:c="16"/>9 <text:s text:c="16"/>test1 <text:s/>test2 <text:s/>test3 <text:s text:c="7"/></text:p>
      <text:p text:style-name="Code">305/1134 <text:s text:c="2"/>email_template <text:s text:c="36"/>14 <text:s text:c="15"/>29 <text:s text:c="15"/>test1 <text:s/>test2 <text:s/>test3 <text:s text:c="15"/></text:p>
      <text:p text:style-name="Code">379/1134 <text:s text:c="2"/>ir_model_mass_object_rel <text:s text:c="26"/>2 <text:s text:c="16"/>2 <text:s text:c="16"/>test1 <text:s/>test2 <text:s/>test3 <text:s text:c="7"/></text:p>
      <text:p text:style-name="Code">391/1134 <text:s text:c="2"/>ir_sequence_type <text:s text:c="34"/>57 <text:s text:c="15"/>7 <text:s text:c="16"/>test1 <text:s/>test2 <text:s/>test3 <text:s text:c="7"/></text:p>
      <text:p text:style-name="Code">393/1134 <text:s text:c="2"/>ir_translation <text:s text:c="36"/>16883 <text:s text:c="12"/>10 <text:s text:c="15"/>test1 <text:s/>test2 <text:s/>test3 <text:s text:c="7"/></text:p>
      <text:p text:style-name="Code">399/1134 <text:s text:c="2"/>ir_values <text:s text:c="41"/>7975 <text:s text:c="13"/>15 <text:s text:c="15"/>test1 <text:s/>test2 <text:s/>test3 <text:s text:c="7"/></text:p>
      <text:p text:style-name="Code">728/1134 <text:s text:c="2"/>l10n_fr_line <text:s text:c="38"/>130 <text:s text:c="14"/>9 <text:s text:c="16"/>test1 <text:s/>test2 <text:s/>test3 <text:s text:c="7"/></text:p>
      <text:p text:style-name="Code">729/1134 <text:s text:c="2"/>l10n_fr_report <text:s text:c="36"/>2 <text:s text:c="16"/>7 <text:s text:c="16"/>test1 <text:s/>test2 <text:s/>test3 <text:s text:c="7"/></text:p>
      <text:p text:style-name="Code">753/1134 <text:s text:c="2"/>mail_group <text:s text:c="40"/>1 <text:s text:c="16"/>15 <text:s text:c="15"/>test1 <text:s/>test2 <text:s/>test3 <text:s text:c="7"/></text:p>
      <text:p text:style-name="Code">754/1134 <text:s text:c="2"/>mail_group_res_group_rel <text:s text:c="26"/>1 <text:s text:c="16"/>2 <text:s text:c="16"/>test1 <text:s/>test2 <text:s/>test3 <text:s text:c="7"/></text:p>
      <text:p text:style-name="Code">781/1134 <text:s text:c="2"/>mass_field_rel <text:s text:c="36"/>10 <text:s text:c="15"/>2 <text:s text:c="16"/>test1 <text:s/>test2 <text:s/>test3 <text:s text:c="7"/></text:p>
      <text:p text:style-name="Code">782/1134 <text:s text:c="2"/>mass_object <text:s text:c="39"/>2 <text:s text:c="16"/>9 <text:s text:c="16"/>test1 <text:s/>test2 <text:s/>test3 <text:s text:c="7"/></text:p>
      <text:p text:style-name="P8">802/1134 <text:s text:c="2"/>mrp_operations_operation_code <text:s text:c="21"/>5 <text:s text:c="16"/>8 <text:s text:c="16"/>test1 <text:s/>test2 <text:s/>test3 <text:s text:c="7"/></text:p>
      <text:p text:style-name="P10">803/1134 <text:s text:c="2"/>mrp_prevision <text:s text:c="37"/>25931 <text:s text:c="12"/>27 <text:s text:c="15"/>test1 <text:s/>test2 <text:s/>test3 <text:s text:c="7"/></text:p>
      <text:p text:style-name="P10">806/1134 <text:s text:c="2"/>mrp_product_produce <text:s text:c="31"/>39 <text:s text:c="15"/>14 <text:s text:c="15"/>test1 <text:s/>test2 <text:s/>test3 <text:s text:c="7"/></text:p>
      <text:p text:style-name="P10">807/1134 <text:s text:c="2"/>mrp_product_produce_line <text:s text:c="26"/>194 <text:s text:c="14"/>10 <text:s text:c="15"/>test1 <text:s/>test2 <text:s/>test3 <text:s text:c="7"/></text:p>
      <text:p text:style-name="P10">812/1134 <text:s text:c="2"/>mrp_production_product_line <text:s text:c="23"/>232629 <text:s text:c="11"/>13 <text:s text:c="15"/>test1 <text:s/>test2 <text:s/>test3 <text:s text:c="7"/></text:p>
      <text:p text:style-name="P10">817/1134 <text:s text:c="2"/>mrp_production_workcenter_line <text:s text:c="20"/>78193 <text:s text:c="12"/>23 <text:s text:c="15"/>test1 <text:s/>test2 <text:s/>test3 <text:s text:c="7"/></text:p>
      <text:p text:style-name="P10">820/1134 <text:s text:c="2"/>mrp_routing <text:s text:c="39"/>2423 <text:s text:c="13"/>14 <text:s text:c="15"/>test1 <text:s/>test2 <text:s/>test3 <text:s text:c="7"/></text:p>
      <text:p text:style-name="Code">839/1134 <text:s text:c="2"/>partner_database_rel <text:s text:c="30"/>6384 <text:s text:c="13"/>2 <text:s text:c="16"/>test1 <text:s/>test2 <text:s/>test3 <text:s text:c="7"/></text:p>
      <text:p text:style-name="Code">840/1134 <text:s text:c="2"/>payment_acquirer <text:s text:c="34"/>1 <text:s text:c="16"/>19 <text:s text:c="15"/>test1 <text:s/>test2 <text:s/>test3 <text:s text:c="15"/></text:p>
      <text:p text:style-name="P10">860/1134 <text:s text:c="2"/>pricelist_partnerinfo <text:s text:c="29"/>1 <text:s text:c="16"/>9 <text:s text:c="16"/>test1 <text:s/>test2 <text:s/>test3 <text:s text:c="7"/></text:p>
      <text:p text:style-name="Code"><text:span text:style-name="T8">865/1134 <text:s text:c="2"/>procurement_order <text:s text:c="33"/>67870 <text:s text:c="12"/>29 <text:s text:c="15"/>test1 <text:s/>test2 <text:s/>test3</text:span> <text:s text:c="7"/></text:p>
      <text:p text:style-name="Code">869/1134 <text:s text:c="2"/>procurement_rule <text:s text:c="34"/>6 <text:s text:c="16"/>24 <text:s text:c="15"/>test1 <text:s/>test2 <text:s/>test3 <text:s text:c="7"/></text:p>
      <text:p text:style-name="P10">887/1134 <text:s text:c="2"/>product_price_history <text:s text:c="29"/>9070 <text:s text:c="13"/>9 <text:s text:c="16"/>test1 <text:s/>test2 <text:s/>test3 <text:s text:c="7"/></text:p>
      <text:p text:style-name="P10">889/1134 <text:s text:c="2"/>product_price_type <text:s text:c="32"/>2 <text:s text:c="16"/>9 <text:s text:c="16"/>test1 <text:s/>test2 <text:s/>test3 <text:s text:c="7"/></text:p>
      <text:p text:style-name="P10">892/1134 <text:s text:c="2"/>product_pricelist_type <text:s text:c="28"/>2 <text:s text:c="16"/>7 <text:s text:c="16"/>test1 <text:s/>test2 <text:s/>test3 <text:s text:c="7"/></text:p>
      <text:p text:style-name="P10">893/1134 <text:s text:c="2"/>product_pricelist_version <text:s text:c="25"/>1885 <text:s text:c="13"/>11 <text:s text:c="15"/>test1 <text:s/>test2 <text:s/>test3 <text:s text:c="7"/></text:p>
      <text:p text:style-name="Code">912/1134 <text:s text:c="2"/>product_ul <text:s text:c="40"/>125 <text:s text:c="14"/>11 <text:s text:c="15"/>test1 <text:s/>test2 <text:s/>test3 <text:s text:c="7"/></text:p>
      <text:p text:style-name="Code">913/1134 <text:s text:c="2"/>product_uom <text:s text:c="39"/>111 <text:s text:c="14"/>13 <text:s text:c="15"/>test1 <text:s/>test2 <text:s/>test3 <text:s text:c="7"/></text:p>
      <text:p text:style-name="Code">914/1134 <text:s text:c="2"/>product_uom_categ <text:s text:c="33"/>6 <text:s text:c="16"/>6 <text:s text:c="16"/>test1 <text:s/>test2 <text:s/>test3 <text:s text:c="7"/></text:p>
      <text:p text:style-name="Code"><text:span text:style-name="T8">926/1134 <text:s text:c="2"/>purchase_order_taxe <text:s text:c="31"/>57206 <text:s text:c="12"/>2 <text:s text:c="16"/>test1 <text:s/>test2 <text:s/>test3</text:span> <text:s text:c="7"/></text:p>
      <text:p text:style-name="Code">950/1134 <text:s text:c="2"/>res_font <text:s text:c="42"/>42 <text:s text:c="15"/>9 <text:s text:c="16"/>test1 <text:s/>test2 <text:s/>test3 <text:s text:c="7"/></text:p>
      <text:p text:style-name="Code">962/1134 <text:s text:c="2"/>res_partner_bank_type <text:s text:c="29"/>2 <text:s text:c="16"/>8 <text:s text:c="16"/>test1 <text:s/>test2 <text:s/>test3 <text:s text:c="7"/></text:p>
      <text:p text:style-name="Code">963/1134 <text:s text:c="2"/>res_partner_bank_type_field <text:s text:c="23"/>4 <text:s text:c="16"/>10 <text:s text:c="15"/>test1 <text:s/>test2 <text:s/>test3 <text:s text:c="7"/></text:p>
      <text:p text:style-name="Code">968/1134 <text:s text:c="2"/>res_request_link <text:s text:c="34"/>7 <text:s text:c="16"/>8 <text:s text:c="16"/>test1 <text:s/>test2 <text:s/>test3 <text:s text:c="7"/></text:p>
      <text:p text:style-name="Code">988/1134 <text:s text:c="2"/>sale_member_rel <text:s text:c="35"/>1 <text:s text:c="16"/>2 <text:s text:c="16"/>test1 <text:s/>test2 <text:s/>test3 <text:s text:c="7"/></text:p>
      <text:p text:style-name="Code"><text:span text:style-name="T7">992/1134 <text:s text:c="2"/>sale_order_invoice_rel <text:s text:c="28"/>15962 <text:s text:c="12"/>2 <text:s text:c="16"/>test1 <text:s/>test2 <text:s/>test3</text:span> <text:s text:c="7"/></text:p>
      <text:p text:style-name="Code"><text:span text:style-name="T8">999/1134 <text:s text:c="2"/>sale_order_tax <text:s text:c="36"/>76331 <text:s text:c="12"/>2 <text:s text:c="16"/>test1 <text:s/>test2 <text:s/>test3</text:span> <text:s text:c="7"/></text:p>
      <text:p text:style-name="Code">1005/1134 <text:s/>section_stage_rel <text:s text:c="33"/>7 <text:s text:c="16"/>2 <text:s text:c="16"/>test1 <text:s/>test2 <text:s/>test3 <text:s text:c="7"/></text:p>
      <text:p text:style-name="P10">1033/1134 <text:s/>stock_incoterms <text:s text:c="35"/>27 <text:s text:c="15"/>8 <text:s text:c="16"/>test1 <text:s/>test2 <text:s/>test3 <text:s text:c="7"/></text:p>
      <text:p text:style-name="P10">1034/1134 <text:s/>stock_inventory <text:s text:c="35"/>13797 <text:s text:c="12"/>16 <text:s text:c="15"/>test1 <text:s/>test2 <text:s/>test3 <text:s text:c="7"/></text:p>
      <text:p text:style-name="P10">1039/1134 <text:s/>stock_inventory_line <text:s text:c="30"/>70577 <text:s text:c="12"/>19 <text:s text:c="15"/>test1 <text:s/>test2 <text:s/>test3 <text:s text:c="7"/></text:p>
      <text:p text:style-name="P10">1045/1134 <text:s/>stock_location_route <text:s text:c="30"/>6 <text:s text:c="16"/>15 <text:s text:c="15"/>test1 <text:s/>test2 <text:s/>test3 <text:s text:c="7"/></text:p>
      <text:p text:style-name="P10">1047/1134 <text:s/>stock_location_route_move <text:s text:c="25"/>188914 <text:s text:c="11"/>2 <text:s text:c="16"/>test1 <text:s/>test2 <text:s/>test3 <text:s text:c="7"/></text:p>
      <text:p text:style-name="P10">1055/1134 <text:s/>stock_move_operation_link <text:s text:c="25"/>194512 <text:s text:c="11"/>9 <text:s text:c="16"/>test1 <text:s/>test2 <text:s/>test3 <text:s text:c="7"/></text:p>
      <text:p text:style-name="P10">1059/1134 <text:s/>stock_pack_operation <text:s text:c="30"/>145768 <text:s text:c="11"/>21 <text:s text:c="15"/>test1 <text:s/>test2 <text:s/>test3 <text:s text:c="7"/></text:p>
      <text:p text:style-name="P10">1069/1134 <text:s/>stock_production_lot <text:s text:c="30"/>87830 <text:s text:c="12"/>11 <text:s text:c="15"/>test1 <text:s/>test2 <text:s/>test3 <text:s text:c="7"/></text:p>
      <text:p text:style-name="P10">1072/1134 <text:s/>stock_quant_move_rel <text:s text:c="30"/>2566008 <text:s text:c="10"/>2 <text:s text:c="16"/>test1 <text:s/>test2 <text:s/>test3 <text:s text:c="7"/></text:p>
      <text:p text:style-name="P10">1099/1134 <text:s/>stock_transfer_details <text:s text:c="28"/>6 <text:s text:c="16"/>9 <text:s text:c="16"/>test1 <text:s/>test2 <text:s/>test3 <text:s text:c="7"/></text:p>
      <text:p text:style-name="P10">1100/1134 <text:s/>stock_transfer_details_items <text:s text:c="22"/>20 <text:s text:c="15"/>19 <text:s text:c="15"/>test1 <text:s/>test2 <text:s/>test3 <text:s text:c="7"/></text:p>
      <text:p text:style-name="P11">1128/1134 <text:s/>wkf <text:s text:c="47"/>8 <text:s text:c="16"/>8 <text:s text:c="16"/>test1 <text:s/>test2 <text:s/>test3 <text:s text:c="7"/></text:p>
      <text:p text:style-name="P11">1129/1134 <text:s/>wkf_activity <text:s text:c="38"/>66 <text:s text:c="15"/>16 <text:s text:c="15"/>test1 <text:s/>test2 <text:s/>test3 <text:s text:c="7"/></text:p>
      <text:p text:style-name="P11">1130/1134 <text:s/>wkf_instance <text:s text:c="38"/>223939 <text:s text:c="11"/>6 <text:s text:c="16"/>test1 <text:s/>test2 <text:s/>test3 <text:s text:c="7"/></text:p>
      <text:p text:style-name="P11">1131/1134 <text:s/>wkf_transition <text:s text:c="36"/>104 <text:s text:c="14"/>13 <text:s text:c="15"/>test1 <text:s/>test2 <text:s/>test3 <text:s text:c="7"/></text:p>
      <text:p text:style-name="P11">1133/1134 <text:s/>wkf_witm_trans <text:s text:c="36"/>9684 <text:s text:c="13"/>2 <text:s text:c="16"/>test1 <text:s/>test2 <text:s/>test3 <text:s text:c="7"/></text:p>
      <text:p text:style-name="P11">1134/1134 <text:s/>wkf_workitem <text:s text:c="38"/>235422 <text:s text:c="11"/>5 <text:s text:c="16"/>test1 <text:s/>test2 <text:s/>test3 <text:s text:c="7"/></text:p>
      <text:p text:style-name="Code">test3 : nb_src&gt;0 and nb_dst=='' =&gt; Données dans la table source et table de destination inexistante </text:p>
      <text:p text:style-name="Code"/>
      <text:h text:style-name="P12" text:outline-level="1">res_partner</text:h>
      <text:p text:style-name="Code">odoo@bullseye:/media/sf_dev_odoo/migration-odoo$ ./migration-odoo.py compare_champs res_partner | grep "nb&gt;1" | grep -v "is_" | grep -v ok_dst</text:p>
      <text:p text:style-name="Code">- credit_limit <text:s text:c="18"/>double precision <text:s text:c="45"/>ok_src <text:s text:c="11"/>2 <text:s text:c="7"/>nb&gt;1 <text:s text:c="3"/></text:p>
      <text:p text:style-name="Code">- customer <text:s text:c="22"/>boolean <text:s text:c="54"/>ok_src <text:s text:c="11"/>2 <text:s text:c="7"/>nb&gt;1 <text:s text:c="3"/></text:p>
      <text:p text:style-name="Code">- fax <text:s text:c="27"/>character varying <text:s text:c="44"/>ok_src <text:s text:c="11"/>51 <text:s text:c="6"/>nb&gt;1 <text:s text:c="3"/></text:p>
      <text:p text:style-name="Code">- image <text:s text:c="25"/>bytea <text:s text:c="56"/>ok_src <text:s text:c="11"/>144 <text:s text:c="5"/>nb&gt;1 <text:s text:c="3"/></text:p>
      <text:p text:style-name="Code">- image_medium <text:s text:c="18"/>bytea <text:s text:c="56"/>ok_src <text:s text:c="11"/>144 <text:s text:c="5"/>nb&gt;1 <text:s text:c="3"/></text:p>
      <text:p text:style-name="Code">- image_small <text:s text:c="19"/>bytea <text:s text:c="56"/>ok_src <text:s text:c="11"/>144 <text:s text:c="5"/>nb&gt;1 <text:s text:c="3"/></text:p>
      <text:p text:style-name="Code">- last_reconciliation_date <text:s text:c="6"/>timestamp without time zone <text:s text:c="34"/>ok_src <text:s text:c="11"/>3 <text:s text:c="7"/>nb&gt;1 <text:s text:c="3"/></text:p>
      <text:p text:style-name="Code">- message_last_post <text:s text:c="13"/>timestamp without time zone <text:s text:c="34"/>ok_src <text:s text:c="11"/>2 <text:s text:c="7"/>nb&gt;1 <text:s text:c="3"/></text:p>
      <text:p text:style-name="Code">- notify_email <text:s text:c="18"/>character varying <text:s text:c="44"/>ok_src <text:s text:c="11"/>2 <text:s text:c="7"/>nb&gt;1 <text:s text:c="3"/></text:p>
      <text:p text:style-name="Code">- opt_out <text:s text:c="23"/>boolean <text:s text:c="54"/>ok_src <text:s text:c="11"/>2 <text:s text:c="7"/>nb&gt;1 <text:s text:c="3"/></text:p>
      <text:p text:style-name="Code">- supplier <text:s text:c="22"/>boolean <text:s text:c="54"/>ok_src <text:s text:c="11"/>3 <text:s text:c="7"/>nb&gt;1 <text:s text:c="3"/></text:p>
      <text:p text:style-name="Code">- use_parent_address <text:s text:c="12"/>boolean <text:s text:c="54"/>ok_src <text:s text:c="11"/>3 <text:s text:c="7"/>nb&gt;1 <text:s text:c="3"/></text:p>
      <text:p text:style-name="Code">- vat_subjected <text:s text:c="17"/>boolean <text:s text:c="54"/>ok_src <text:s text:c="11"/>3 <text:s text:c="7"/>nb&gt;1</text:p>
      <text:p text:style-name="Text_20_body"/>
      <text:h text:style-name="Heading_20_1" text:outline-level="1">product_template</text:h>
      <text:p text:style-name="Code">psycopg2.errors.InvalidTextRepresentation: ERREUR: <text:s/>syntaxe en entrée invalide pour le type json</text:p>
      <text:p text:style-name="Code">DETAIL: <text:s/>Le jeton « FICHE » n'est pas valide.</text:p>
      <text:p text:style-name="Code">CONTEXT: <text:s/>données JSON, ligne 1 : FICHE...</text:p>
      <text:p text:style-name="Code">COPY product_template, ligne 2, colonne name : « FICHE HYPRA 380V + N + T 16A »</text:p>
      <text:p text:style-name="Text_20_body"/>
      <text:p text:style-name="P9">Le format jsonb n’est pas reconnu pour la migration</text:p>
      <text:p text:style-name="Code">odoo@bullseye:/media/sf_dev_odoo/migration-odoo$ ./migration-odoo.py compare_champs product_template | grep json</text:p>
      <text:p text:style-name="Code">- description <text:s text:c="19"/>text <text:s text:c="26"/>jsonb <text:s text:c="25"/>ok_src <text:s text:c="2"/>ok_dst <text:s text:c="2"/>1 <text:s text:c="15"/></text:p>
      <text:p text:style-name="Code">- description_picking <text:s text:c="42"/>jsonb <text:s text:c="34"/>ok_dst <text:s text:c="2"/>0 <text:s text:c="15"/></text:p>
      <text:p text:style-name="Code">- description_pickingin <text:s text:c="40"/>jsonb <text:s text:c="34"/>ok_dst <text:s text:c="2"/>0 <text:s text:c="15"/></text:p>
      <text:p text:style-name="Code">- description_pickingout <text:s text:c="39"/>jsonb <text:s text:c="34"/>ok_dst <text:s text:c="2"/>0 <text:s text:c="15"/></text:p>
      <text:p text:style-name="Code">- description_purchase <text:s text:c="10"/>text <text:s text:c="26"/>jsonb <text:s text:c="25"/>ok_src <text:s text:c="2"/>ok_dst <text:s text:c="2"/>1 <text:s text:c="15"/></text:p>
      <text:p text:style-name="Code">- description_sale <text:s text:c="14"/>text <text:s text:c="26"/>jsonb <text:s text:c="25"/>ok_src <text:s text:c="2"/>ok_dst <text:s text:c="2"/>1 <text:s text:c="15"/></text:p>
      <text:p text:style-name="Code">- name <text:s text:c="26"/>character varying <text:s text:c="13"/>jsonb <text:s text:c="25"/>ok_src <text:s text:c="2"/>ok_dst <text:s text:c="2"/>5816 <text:s text:c="4"/>nb&gt;1</text:p>
      <text:p text:style-name="Text_20_body"/>
      <text:p text:style-name="Text_20_body"/>
      <text:h text:style-name="P12" text:outline-level="1">Fonctions json dans postgresql</text:h>
      <text:list xml:id="list1453856252" text:style-name="List_20_1">
        <text:list-item>
          <text:p text:style-name="Liste_20_Puce_20_1">https://www.postgresql.org/docs/9.3/functions-json.html</text:p>
        </text:list-item>
        <text:list-item>
          <text:p text:style-name="Liste_20_Puce_20_1">https://www.postgresql.org/docs/13/functions-json.html</text:p>
        </text:list-item>
      </text:list>
      <text:p text:style-name="Text_20_body"/>
      <text:p text:style-name="Code">pg-odoo16-1=# select id, name from product_template;</text:p>
      <text:p text:style-name="Code"><text:s/>id | <text:s text:c="23"/>name <text:s text:c="23"/></text:p>
      <text:p text:style-name="Code">----+----------------------------------------------------</text:p>
      <text:p text:style-name="Code"><text:s text:c="2"/>1 | {"en_US": "toto et tutu", "fr_FR": "toto et tutu"}</text:p>
      <text:p text:style-name="Code">(1 ligne)</text:p>
      <text:p text:style-name="Code"/>
      <text:p text:style-name="Code">pg-odoo16-1=# select id, name-&gt;&gt;'fr_FR' from product_template;</text:p>
      <text:p text:style-name="Code"><text:s/>id | <text:s text:c="2"/>?column? <text:s text:c="2"/></text:p>
      <text:p text:style-name="Code">----+--------------</text:p>
      <text:p text:style-name="Code"><text:s text:c="2"/>1 | toto et tutu</text:p>
      <text:p text:style-name="Code">(1 ligne)</text:p>
      <text:p text:style-name="Text_20_body"/>
      <text:h text:style-name="Heading_20_1" text:outline-level="1">L'utilisateur ne peut pas avoir plus d'un type d'utilisateur</text:h>
      <text:p text:style-name="Code">pg-odoo16-1=# select id,name-&gt;&gt;'fr_FR' from ir_module_category where name-&gt;&gt;'en_US'='User types';</text:p>
      <text:p text:style-name="Code"><text:s/>id | <text:s text:c="5"/>?column? <text:s text:c="6"/></text:p>
      <text:p text:style-name="Code">----+---------------------</text:p>
      <text:p text:style-name="Code"><text:s/>67 | Types d'utilisateur</text:p>
      <text:p text:style-name="Text_20_body"/>
      <text:p text:style-name="Code">pg-odoo16-1=# select id,name-&gt;&gt;'fr_FR' from res_groups where category_id=67;</text:p>
      <text:p text:style-name="Code"><text:s/>id | <text:s text:c="5"/>?column? <text:s text:c="6"/></text:p>
      <text:p text:style-name="Code">----+---------------------</text:p>
      <text:p text:style-name="Code"><text:s/>11 | Public</text:p>
      <text:p text:style-name="Code"><text:s/>10 | Portail</text:p>
      <text:p text:style-name="Code"><text:s text:c="2"/>1 | Utilisateur inter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2</text:page-number>/<text:page-count>5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5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plastigray-8-vers-16.odt</text:file-name></text:p>
              </table:table-cell>
              <table:table-cell table:style-name="Tableau9.A1" office:value-type="string">
                <text:p text:style-name="MP7">Imprimé le <text:date style:data-style-name="N10037" text:date-value="2022-09-26T16:48:31.639114748">26/09/22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2-09-26T16:48:31.437792528</dc:date>
    <meta:print-date>2020-11-18T14:59:22.507399557</meta:print-date>
    <meta:editing-cycles>973</meta:editing-cycles>
    <meta:editing-duration>P7DT4H21M47S</meta:editing-duration>
    <meta:document-statistic meta:table-count="3" meta:image-count="0" meta:object-count="0" meta:page-count="5" meta:paragraph-count="196" meta:word-count="1200" meta:character-count="20107" meta:non-whitespace-character-count="8315"/>
    <meta:user-defined meta:name="Info 1"/>
    <meta:user-defined meta:name="Info 2"/>
    <meta:user-defined meta:name="Info 3"/>
    <meta:user-defined meta:name="Info 4"/>
  </office:meta>
</office:document-meta>
</file>